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42" style:family="table-cell" style:parent-style-name="Default">
      <style:table-cell-properties fo:background-color="#faa61a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2"/>
          <table:table-cell table:style-name="ce2" table:number-columns-repeated="1016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2"/>
          <table:table-cell table:style-name="ce2" table:number-columns-repeated="1016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42" office:value-type="float" office:value="3" calcext:value-type="float">
            <text:p>3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42" office:value-type="float" office:value="3" calcext:value-type="float">
            <text:p>3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2"/>
          <table:table-cell table:style-name="ce5" table:number-columns-repeated="1016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42" office:value-type="float" office:value="3" calcext:value-type="float">
            <text:p>3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6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6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10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0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42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42" office:value-type="float" office:value="3" calcext:value-type="float">
            <text:p>3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3" table:number-columns-repeated="1016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2"/>
          <table:table-cell table:style-name="ce13" table:number-columns-repeated="1016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2"/>
          <table:table-cell table:style-name="ce13" table:number-columns-repeated="1016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2"/>
          <table:table-cell table:style-name="ce14" table:number-columns-repeated="1016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2"/>
          <table:table-cell table:style-name="ce14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4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5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5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5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6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6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7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7" table:number-columns-repeated="1016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_topology_transfer_20210810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0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00/00/00</text:date>, <text:time style:data-style-name="N2" text:time-value="13:38:08.69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9T16:40:07.151000000</dc:date>
    <meta:editing-duration>PT7H41M11S</meta:editing-duration>
    <meta:editing-cycles>25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